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start" style:justify-single-word="false"/>
    </style:style>
    <style:style style:name="P4" style:family="paragraph">
      <style:paragraph-properties fo:text-align="center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23b8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a4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 de construction d'un fichier simu</text:p>
      <text:p text:style-name="Standard"/>
      <text:p text:style-name="Standard">Il s'agit d'une application console qui suit le même modele que tout ce que l'on a réalisé en cours jusqu'à présent.</text:p>
      <text:p text:style-name="Standard"/>
      <text:h text:style-name="Heading_20_1" text:outline-level="1">Actions utilisateurs \t</text:h>
      <text:p text:style-name="Standard"/>
      <text:list xml:id="list33613113" text:style-name="L1">
        <text:list-item>
          <text:p text:style-name="P2">Configurer le monde \t Taille en x et y</text:p>
        </text:list-item>
        <text:list-item>
          <text:p text:style-name="P2">Ajouter un evenement</text:p>
          <text:list>
            <text:list-item>
              <text:p text:style-name="P2">Temps</text:p>
            </text:list-item>
            <text:list-item>
              <text:p text:style-name="P2">Type [Earthquake] (Selection dans une liste)</text:p>
            </text:list-item>
            <text:list-item>
              <text:p text:style-name="P2">Position (X\t Y)</text:p>
            </text:list-item>
            <text:list-item>
              <text:p text:style-name="P2">Intensite</text:p>
            </text:list-item>
          </text:list>
        </text:list-item>
        <text:list-item>
          <text:p text:style-name="P2">Afficher la liste des evenements avec les ids</text:p>
        </text:list-item>
        <text:list-item>
          <text:p text:style-name="P2">Supprimer un evenement avec son id</text:p>
        </text:list-item>
        <text:list-item>
          <text:p text:style-name="P2">Générer terrain</text:p>
          <text:list>
            <text:list-item>
              <text:p text:style-name="P2">Type [Continent\t Iles\t …]</text:p>
            </text:list-item>
          </text:list>
        </text:list-item>
        <text:list-item>
          <text:p text:style-name="P2">Sauvegarder fichier simu</text:p>
        </text:list-item>
        <text:list-item>
          <text:p text:style-name="P2">Ouvrir fichier simu</text:p>
        </text:list-item>
      </text:list>
      <text:p text:style-name="Standard"/>
      <text:h text:style-name="Heading_20_1" text:outline-level="1">Format du fichier simu</text:h>
      <text:p text:style-name="Standard">Celui ci est construit au format texte en utilisant des fprintf.</text:p>
      <text:p text:style-name="Standard">Il doit pouvoir se lire à l'aide de scanf</text:p>
      <text:p text:style-name="Standard"/>
      <text:p text:style-name="P1">[Terrain]</text:p>
      <text:p text:style-name="P1">datatype\tground_area_text_storage\tversion\t1.0.0</text:p>
      <text:p text:style-name="P1"># ground size in meter</text:p>
      <text:p text:style-name="P1">width\t10000</text:p>
      <text:p text:style-name="P1">length\t20000</text:p>
      <text:p text:style-name="P1"># array size</text:p>
      <text:p text:style-name="P1">array_width\t100</text:p>
      <text:p text:style-name="P1">array_length\t200</text:p>
      <text:p text:style-name="P1">#positionX\tpositionY\tAltitude</text:p>
      <text:p text:style-name="P1">0\t0\twater\t-10.0</text:p>
      <text:p text:style-name="P1">0\t1\twater\t-10.0</text:p>
      <text:p text:style-name="P1">0\t2\twater\t-20.0</text:p>
      <text:p text:style-name="P1">…</text:p>
      <text:p text:style-name="P1">500\t498\tground\t50.0</text:p>
      <text:p text:style-name="P1">500\t499\tground\t50.0</text:p>
      <text:p text:style-name="P1">500\t500\tground\t76.0</text:p>
      <text:p text:style-name="P1"/>
      <text:p text:style-name="P1">[Evenements]</text:p>
      <text:p text:style-name="P1">#temps\ttype\tpositionX\tpositionY\tEnergie</text:p>
      <text:p text:style-name="P1">5\t{Earthquake}\t10\t10\t500</text:p>
      <text:p text:style-name="P1"/>
      <text:h text:style-name="Heading_20_1" text:outline-level="1">Génération de Terrain</text:h>
      <text:p text:style-name="Standard">C'est la partie la plus compliqué. Il faut générer un terrain aléatoire à partir de diverses paramètres.</text:p>
      <text:p text:style-name="Standard"><text:soft-page-break/>Actuellement\t je pensai à donner un type\t une hauteur moyenne par exemple. Sur le choix de l'algorithme\t tu as total liberté. Il faut simplement générer un truc cohérent</text:p>
      <text:p text:style-name="Standard"/>
      <text:p text:style-name="Standard">Ressource \t <text:a xlink:type="simple" xlink:href="http://khayyam.developpez.com/articles/algo/perlin/">Algorithme de Perlin</text:a></text:p>
      <text:p text:style-name="Standard"/>
      <text:p text:style-name="Standard"><draw:frame draw:style-name="fr1" draw:name="Cadre1" text:anchor-type="paragraph" svg:width="11.282cm" draw:z-index="0"><draw:text-box fo:min-height="6.787cm"><text:p text:style-name="Frame_20_contents"><draw:rect text:anchor-type="paragraph" draw:z-index="1" draw:style-name="gr1" draw:text-style-name="P4" svg:width="10.293cm" svg:height="6.007cm" svg:x="0.422cm" svg:y="0.205cm"><text:p/></draw:rect><draw:ellipse text:anchor-type="paragraph" draw:z-index="2" draw:style-name="gr2" draw:text-style-name="P4" svg:width="2.276cm" svg:height="1.721cm" svg:x="1.136cm" svg:y="0.575cm"><text:p/></draw:ellipse></text:p><text:p text:style-name="Text">Texte <text:sequence text:ref-name="refText0" text:name="Text" text:formula="ooow:Text+1" style:num-format="1">1</text:sequence>\t Continent</text:p></draw:text-box></draw:frame></text:p>
      <text:p text:style-name="Standard"><draw:ellipse text:anchor-type="paragraph" draw:z-index="3" draw:style-name="gr3" draw:text-style-name="P4" svg:width="6.166cm" svg:height="4.896cm" svg:x="7.19cm" svg:y="0.467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16T13:35:49.24</meta:creation-date>
    <dc:date>2011-09-01T17:44:49.37</dc:date>
    <dc:creator>Fabien Arcellier</dc:creator>
    <meta:editing-duration>PT5H22M18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2" meta:paragraph-count="42" meta:word-count="197" meta:character-count="1367"/>
  </office:meta>
</office:document-meta>
</file>